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BM2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0702" calcext:value-type="float">
            <text:p>0.0702</text:p>
          </table:table-cell>
          <table:table-cell table:formula="of:=AVERAGE([.B2:.D2])" office:value-type="float" office:value="0.243466666666667" calcext:value-type="float">
            <text:p>0.243466666666667</text:p>
          </table:table-cell>
          <table:table-cell/>
        </table:table-row>
        <table:table-row table:style-name="ro1">
          <table:table-cell office:value-type="string" calcext:value-type="string">
            <text:p>PL2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0695" calcext:value-type="float">
            <text:p>0.0695</text:p>
          </table:table-cell>
          <table:table-cell table:formula="of:=AVERAGE([.B3:.D3])" office:value-type="float" office:value="0.2446" calcext:value-type="float">
            <text:p>0.2446</text:p>
          </table:table-cell>
          <table:table-cell/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2089" calcext:value-type="float">
            <text:p>0.2089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698" calcext:value-type="float">
            <text:p>0.0698</text:p>
          </table:table-cell>
          <table:table-cell table:formula="of:=AVERAGE([.B4:.D4])" office:value-type="float" office:value="0.242133333333333" calcext:value-type="float">
            <text:p>0.242133333333333</text:p>
          </table:table-cell>
          <table:table-cell/>
        </table:table-row>
        <table:table-row table:style-name="ro1">
          <table:table-cell office:value-type="string" calcext:value-type="string">
            <text:p>MyModel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09" calcext:value-type="float">
            <text:p>0.0109</text:p>
          </table:table-cell>
          <table:table-cell table:formula="of:=AVERAGE([.B5:.D5])" office:value-type="float" office:value="0.00703333333333333" calcext:value-type="float">
            <text:p>0.00703333333333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yWeightingMode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yWeightingMode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yWeightingMode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0481" calcext:value-type="float">
            <text:p>0.048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0583" calcext:value-type="float">
            <text:p>0.058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0056" calcext:value-type="float">
            <text:p>0.0056</text:p>
          </table:table-cell>
          <table:table-cell office:value-type="float" office:value="0.0002" calcext:value-type="float">
            <text:p>0.0002</text:p>
          </table:table-cell>
        </table:table-row>
      </table:table>
      <table:table table:name="HP04" table:style-name="ta1">
        <table:shapes>
          <draw:frame draw:z-index="0" draw:style-name="gr1" draw:text-style-name="P1" svg:width="159.97mm" svg:height="90.05mm" svg:x="132.71mm" svg:y="222.86mm">
            <draw:object draw:notify-on-update-of-ranges="HP04.A2:HP04.A76 HP04.B1:HP04.B1 HP04.B2:HP04.B76 HP04.C1:HP04.C1 HP04.C2:HP04.C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Queries</text:p>
          </table:table-cell>
          <table:table-cell table:style-name="ce1" office:value-type="string" calcext:value-type="string">
            <text:p>Without QE</text:p>
          </table:table-cell>
          <table:table-cell table:style-name="ce1" office:value-type="string" calcext:value-type="string">
            <text:p>With QE</text:p>
          </table:table-cell>
          <table:table-cell office:value-type="string" calcext:value-type="string">
            <text:p>impovemen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79" calcext:value-type="float">
            <text:p>0.0079</text:p>
          </table:table-cell>
          <table:table-cell table:formula="of:=[.C2]-[.B2]" office:value-type="float" office:value="-0.01" calcext:value-type="float">
            <text:p>-0.01</text:p>
          </table:table-cell>
          <table:table-cell table:formula="of:=IF([.D2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3333" calcext:value-type="float">
            <text:p>0.3333</text:p>
          </table:table-cell>
          <table:table-cell table:formula="of:=[.C3]-[.B3]" office:value-type="float" office:value="0.1904" calcext:value-type="float">
            <text:p>0.1904</text:p>
          </table:table-cell>
          <table:table-cell table:formula="of:=IF([.D3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224" calcext:value-type="float">
            <text:p>0.0224</text:p>
          </table:table-cell>
          <table:table-cell table:formula="of:=[.C4]-[.B4]" office:value-type="float" office:value="-0.0228" calcext:value-type="float">
            <text:p>-0.0228</text:p>
          </table:table-cell>
          <table:table-cell table:formula="of:=IF([.D4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C5]-[.B5]" office:value-type="float" office:value="-0.3" calcext:value-type="float">
            <text:p>-0.3</text:p>
          </table:table-cell>
          <table:table-cell table:formula="of:=IF([.D5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B6]" office:value-type="float" office:value="0" calcext:value-type="float">
            <text:p>0</text:p>
          </table:table-cell>
          <table:table-cell table:formula="of:=IF([.D6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C7]-[.B7]" office:value-type="float" office:value="0" calcext:value-type="float">
            <text:p>0</text:p>
          </table:table-cell>
          <table:table-cell table:formula="of:=IF([.D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0.6667" calcext:value-type="float">
            <text:p>0.6667</text:p>
          </table:table-cell>
          <table:table-cell table:formula="of:=IF([.D8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69" calcext:value-type="float">
            <text:p>0.0169</text:p>
          </table:table-cell>
          <table:table-cell table:formula="of:=[.C9]-[.B9]" office:value-type="float" office:value="0.0104" calcext:value-type="float">
            <text:p>0.0104</text:p>
          </table:table-cell>
          <table:table-cell table:formula="of:=IF([.D9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3333" calcext:value-type="float">
            <text:p>0.3333</text:p>
          </table:table-cell>
          <table:table-cell table:formula="of:=[.C10]-[.B10]" office:value-type="float" office:value="0" calcext:value-type="float">
            <text:p>0</text:p>
          </table:table-cell>
          <table:table-cell table:formula="of:=IF([.D1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C11]-[.B11]" office:value-type="float" office:value="0" calcext:value-type="float">
            <text:p>0</text:p>
          </table:table-cell>
          <table:table-cell table:formula="of:=IF([.D11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0115" calcext:value-type="float">
            <text:p>0.0115</text:p>
          </table:table-cell>
          <table:table-cell table:formula="of:=[.C12]-[.B12]" office:value-type="float" office:value="0" calcext:value-type="float">
            <text:p>0</text:p>
          </table:table-cell>
          <table:table-cell table:formula="of:=IF([.D12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" calcext:value-type="float">
            <text:p>0.0016</text:p>
          </table:table-cell>
          <table:table-cell table:formula="of:=[.C13]-[.B13]" office:value-type="float" office:value="-0.0003" calcext:value-type="float">
            <text:p>-0.0003</text:p>
          </table:table-cell>
          <table:table-cell table:formula="of:=IF([.D13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68" calcext:value-type="float">
            <text:p>0.0068</text:p>
          </table:table-cell>
          <table:table-cell table:formula="of:=[.C14]-[.B14]" office:value-type="float" office:value="-0.0025" calcext:value-type="float">
            <text:p>-0.0025</text:p>
          </table:table-cell>
          <table:table-cell table:formula="of:=IF([.D14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B15]" office:value-type="float" office:value="0" calcext:value-type="float">
            <text:p>0</text:p>
          </table:table-cell>
          <table:table-cell table:formula="of:=IF([.D15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C16]-[.B16]" office:value-type="float" office:value="-0.25" calcext:value-type="float">
            <text:p>-0.25</text:p>
          </table:table-cell>
          <table:table-cell table:formula="of:=IF([.D16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433" calcext:value-type="float">
            <text:p>0.0433</text:p>
          </table:table-cell>
          <table:table-cell table:formula="of:=[.C17]-[.B17]" office:value-type="float" office:value="-0.0109" calcext:value-type="float">
            <text:p>-0.0109</text:p>
          </table:table-cell>
          <table:table-cell table:formula="of:=IF([.D1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table:formula="of:=[.C18]-[.B18]" office:value-type="float" office:value="-0.0038" calcext:value-type="float">
            <text:p>-0.0038</text:p>
          </table:table-cell>
          <table:table-cell table:formula="of:=IF([.D18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-[.B19]" office:value-type="float" office:value="0" calcext:value-type="float">
            <text:p>0</text:p>
          </table:table-cell>
          <table:table-cell table:formula="of:=IF([.D19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C20]-[.B20]" office:value-type="float" office:value="0" calcext:value-type="float">
            <text:p>0</text:p>
          </table:table-cell>
          <table:table-cell table:formula="of:=IF([.D2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" calcext:value-type="float">
            <text:p>0.04</text:p>
          </table:table-cell>
          <table:table-cell table:formula="of:=[.C21]-[.B21]" office:value-type="float" office:value="-0.0076" calcext:value-type="float">
            <text:p>-0.0076</text:p>
          </table:table-cell>
          <table:table-cell table:formula="of:=IF([.D21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8" calcext:value-type="float">
            <text:p>0.0078</text:p>
          </table:table-cell>
          <table:table-cell table:formula="of:=[.C22]-[.B22]" office:value-type="float" office:value="0.0013" calcext:value-type="float">
            <text:p>0.0013</text:p>
          </table:table-cell>
          <table:table-cell table:formula="of:=IF([.D22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C23]-[.B23]" office:value-type="float" office:value="0.25" calcext:value-type="float">
            <text:p>0.25</text:p>
          </table:table-cell>
          <table:table-cell table:formula="of:=IF([.D23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79" calcext:value-type="float">
            <text:p>0.0079</text:p>
          </table:table-cell>
          <table:table-cell table:formula="of:=[.C24]-[.B24]" office:value-type="float" office:value="0.0013" calcext:value-type="float">
            <text:p>0.0013</text:p>
          </table:table-cell>
          <table:table-cell table:formula="of:=IF([.D24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formula="of:=[.C25]-[.B25]" office:value-type="float" office:value="-0.0833" calcext:value-type="float">
            <text:p>-0.0833</text:p>
          </table:table-cell>
          <table:table-cell table:formula="of:=IF([.D25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.0011" calcext:value-type="float">
            <text:p>0.0011</text:p>
          </table:table-cell>
          <table:table-cell table:formula="of:=[.C26]-[.B26]" office:value-type="float" office:value="0" calcext:value-type="float">
            <text:p>0</text:p>
          </table:table-cell>
          <table:table-cell table:formula="of:=IF([.D26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.3333" calcext:value-type="float">
            <text:p>0.3333</text:p>
          </table:table-cell>
          <table:table-cell table:formula="of:=[.C27]-[.B27]" office:value-type="float" office:value="0" calcext:value-type="float">
            <text:p>0</text:p>
          </table:table-cell>
          <table:table-cell table:formula="of:=IF([.D2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33" calcext:value-type="float">
            <text:p>0.0333</text:p>
          </table:table-cell>
          <table:table-cell table:formula="of:=[.C28]-[.B28]" office:value-type="float" office:value="-0.0917" calcext:value-type="float">
            <text:p>-0.0917</text:p>
          </table:table-cell>
          <table:table-cell table:formula="of:=IF([.D28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213" calcext:value-type="float">
            <text:p>0.0213</text:p>
          </table:table-cell>
          <table:table-cell table:formula="of:=[.C29]-[.B29]" office:value-type="float" office:value="0.0044" calcext:value-type="float">
            <text:p>0.0044</text:p>
          </table:table-cell>
          <table:table-cell table:formula="of:=IF([.D29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5" calcext:value-type="float">
            <text:p>0.0055</text:p>
          </table:table-cell>
          <table:table-cell table:formula="of:=[.C30]-[.B30]" office:value-type="float" office:value="-0.0055" calcext:value-type="float">
            <text:p>-0.0055</text:p>
          </table:table-cell>
          <table:table-cell table:formula="of:=IF([.D3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17" calcext:value-type="float">
            <text:p>0.0217</text:p>
          </table:table-cell>
          <table:table-cell table:formula="of:=[.C31]-[.B31]" office:value-type="float" office:value="0.0058" calcext:value-type="float">
            <text:p>0.0058</text:p>
          </table:table-cell>
          <table:table-cell table:formula="of:=IF([.D31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2" calcext:value-type="float">
            <text:p>0.0072</text:p>
          </table:table-cell>
          <table:table-cell table:formula="of:=[.C32]-[.B32]" office:value-type="float" office:value="0.0004" calcext:value-type="float">
            <text:p>0.0004</text:p>
          </table:table-cell>
          <table:table-cell table:formula="of:=IF([.D32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476" calcext:value-type="float">
            <text:p>0.0476</text:p>
          </table:table-cell>
          <table:table-cell table:formula="of:=[.C33]-[.B33]" office:value-type="float" office:value="-0.0112" calcext:value-type="float">
            <text:p>-0.0112</text:p>
          </table:table-cell>
          <table:table-cell table:formula="of:=IF([.D33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-[.B34]" office:value-type="float" office:value="0" calcext:value-type="float">
            <text:p>0</text:p>
          </table:table-cell>
          <table:table-cell table:formula="of:=IF([.D34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38" calcext:value-type="float">
            <text:p>0.0238</text:p>
          </table:table-cell>
          <table:table-cell table:formula="of:=[.C35]-[.B35]" office:value-type="float" office:value="0.0005" calcext:value-type="float">
            <text:p>0.0005</text:p>
          </table:table-cell>
          <table:table-cell table:formula="of:=IF([.D35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01" calcext:value-type="float">
            <text:p>0.0201</text:p>
          </table:table-cell>
          <table:table-cell table:formula="of:=[.C36]-[.B36]" office:value-type="float" office:value="-0.0014" calcext:value-type="float">
            <text:p>-0.0014</text:p>
          </table:table-cell>
          <table:table-cell table:formula="of:=IF([.D36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table:formula="of:=[.C37]-[.B37]" office:value-type="float" office:value="-0.0055" calcext:value-type="float">
            <text:p>-0.0055</text:p>
          </table:table-cell>
          <table:table-cell table:formula="of:=IF([.D3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" calcext:value-type="float">
            <text:p>0.1</text:p>
          </table:table-cell>
          <table:table-cell table:formula="of:=[.C38]-[.B38]" office:value-type="float" office:value="0.0167" calcext:value-type="float">
            <text:p>0.0167</text:p>
          </table:table-cell>
          <table:table-cell table:formula="of:=IF([.D38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table:formula="of:=[.C39]-[.B39]" office:value-type="float" office:value="-0.0238" calcext:value-type="float">
            <text:p>-0.0238</text:p>
          </table:table-cell>
          <table:table-cell table:formula="of:=IF([.D39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556" calcext:value-type="float">
            <text:p>0.0556</text:p>
          </table:table-cell>
          <table:table-cell table:formula="of:=[.C40]-[.B40]" office:value-type="float" office:value="-0.0158" calcext:value-type="float">
            <text:p>-0.0158</text:p>
          </table:table-cell>
          <table:table-cell table:formula="of:=IF([.D4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]-[.B41]" office:value-type="float" office:value="0" calcext:value-type="float">
            <text:p>0</text:p>
          </table:table-cell>
          <table:table-cell table:formula="of:=IF([.D41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C42]-[.B42]" office:value-type="float" office:value="0" calcext:value-type="float">
            <text:p>0</text:p>
          </table:table-cell>
          <table:table-cell table:formula="of:=IF([.D42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table:formula="of:=[.C43]-[.B43]" office:value-type="float" office:value="0.0333" calcext:value-type="float">
            <text:p>0.0333</text:p>
          </table:table-cell>
          <table:table-cell table:formula="of:=IF([.D43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96" calcext:value-type="float">
            <text:p>0.0096</text:p>
          </table:table-cell>
          <table:table-cell table:formula="of:=[.C44]-[.B44]" office:value-type="float" office:value="-0.0000999999999999994" calcext:value-type="float">
            <text:p>-9.99999999999994E-05</text:p>
          </table:table-cell>
          <table:table-cell table:formula="of:=IF([.D44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0385" calcext:value-type="float">
            <text:p>0.0385</text:p>
          </table:table-cell>
          <table:table-cell table:formula="of:=[.C45]-[.B45]" office:value-type="float" office:value="0" calcext:value-type="float">
            <text:p>0</text:p>
          </table:table-cell>
          <table:table-cell table:formula="of:=IF([.D45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6]-[.B46]" office:value-type="float" office:value="0" calcext:value-type="float">
            <text:p>0</text:p>
          </table:table-cell>
          <table:table-cell table:formula="of:=IF([.D46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-[.B47]" office:value-type="float" office:value="0" calcext:value-type="float">
            <text:p>0</text:p>
          </table:table-cell>
          <table:table-cell table:formula="of:=IF([.D4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" calcext:value-type="float">
            <text:p>0.1</text:p>
          </table:table-cell>
          <table:table-cell office:value-type="float" office:value="0.0588" calcext:value-type="float">
            <text:p>0.0588</text:p>
          </table:table-cell>
          <table:table-cell table:formula="of:=[.C48]-[.B48]" office:value-type="float" office:value="-0.0412" calcext:value-type="float">
            <text:p>-0.0412</text:p>
          </table:table-cell>
          <table:table-cell table:formula="of:=IF([.D48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9]-[.B49]" office:value-type="float" office:value="0.5" calcext:value-type="float">
            <text:p>0.5</text:p>
          </table:table-cell>
          <table:table-cell table:formula="of:=IF([.D49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[.C50]-[.B50]" office:value-type="float" office:value="0" calcext:value-type="float">
            <text:p>0</text:p>
          </table:table-cell>
          <table:table-cell table:formula="of:=IF([.D5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" calcext:value-type="float">
            <text:p>0.2</text:p>
          </table:table-cell>
          <table:table-cell table:formula="of:=[.C51]-[.B51]" office:value-type="float" office:value="0.0571" calcext:value-type="float">
            <text:p>0.0571</text:p>
          </table:table-cell>
          <table:table-cell table:formula="of:=IF([.D51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2" calcext:value-type="float">
            <text:p>0.0102</text:p>
          </table:table-cell>
          <table:table-cell table:formula="of:=[.C52]-[.B52]" office:value-type="float" office:value="-0.0008" calcext:value-type="float">
            <text:p>-0.0008</text:p>
          </table:table-cell>
          <table:table-cell table:formula="of:=IF([.D52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17" calcext:value-type="float">
            <text:p>0.0217</text:p>
          </table:table-cell>
          <table:table-cell table:formula="of:=[.C53]-[.B53]" office:value-type="float" office:value="-0.001" calcext:value-type="float">
            <text:p>-0.001</text:p>
          </table:table-cell>
          <table:table-cell table:formula="of:=IF([.D53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22" calcext:value-type="float">
            <text:p>0.0122</text:p>
          </table:table-cell>
          <table:table-cell table:formula="of:=[.C54]-[.B54]" office:value-type="float" office:value="0.0035" calcext:value-type="float">
            <text:p>0.0035</text:p>
          </table:table-cell>
          <table:table-cell table:formula="of:=IF([.D54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55]-[.B55]" office:value-type="float" office:value="0.5" calcext:value-type="float">
            <text:p>0.5</text:p>
          </table:table-cell>
          <table:table-cell table:formula="of:=IF([.D55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04" calcext:value-type="float">
            <text:p>0.0204</text:p>
          </table:table-cell>
          <table:table-cell table:formula="of:=[.C56]-[.B56]" office:value-type="float" office:value="-0.0059" calcext:value-type="float">
            <text:p>-0.0059</text:p>
          </table:table-cell>
          <table:table-cell table:formula="of:=IF([.D56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.3333" calcext:value-type="float">
            <text:p>0.3333</text:p>
          </table:table-cell>
          <table:table-cell table:formula="of:=[.C57]-[.B57]" office:value-type="float" office:value="0" calcext:value-type="float">
            <text:p>0</text:p>
          </table:table-cell>
          <table:table-cell table:formula="of:=IF([.D5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-[.B58]" office:value-type="float" office:value="0" calcext:value-type="float">
            <text:p>0</text:p>
          </table:table-cell>
          <table:table-cell table:formula="of:=IF([.D58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-[.B59]" office:value-type="float" office:value="0" calcext:value-type="float">
            <text:p>0</text:p>
          </table:table-cell>
          <table:table-cell table:formula="of:=IF([.D59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formula="of:=[.C60]-[.B60]" office:value-type="float" office:value="-0.15" calcext:value-type="float">
            <text:p>-0.15</text:p>
          </table:table-cell>
          <table:table-cell table:formula="of:=IF([.D6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1]-[.B61]" office:value-type="float" office:value="0" calcext:value-type="float">
            <text:p>0</text:p>
          </table:table-cell>
          <table:table-cell table:formula="of:=IF([.D61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96" calcext:value-type="float">
            <text:p>0.0196</text:p>
          </table:table-cell>
          <table:table-cell table:formula="of:=[.C62]-[.B62]" office:value-type="float" office:value="0.0021" calcext:value-type="float">
            <text:p>0.0021</text:p>
          </table:table-cell>
          <table:table-cell table:formula="of:=IF([.D62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35" calcext:value-type="float">
            <text:p>0.0435</text:p>
          </table:table-cell>
          <table:table-cell table:formula="of:=[.C63]-[.B63]" office:value-type="float" office:value="0.005" calcext:value-type="float">
            <text:p>0.005</text:p>
          </table:table-cell>
          <table:table-cell table:formula="of:=IF([.D63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4]-[.B64]" office:value-type="float" office:value="0" calcext:value-type="float">
            <text:p>0</text:p>
          </table:table-cell>
          <table:table-cell table:formula="of:=IF([.D64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763" calcext:value-type="float">
            <text:p>0.0763</text:p>
          </table:table-cell>
          <table:table-cell table:formula="of:=[.C65]-[.B65]" office:value-type="float" office:value="0.0375" calcext:value-type="float">
            <text:p>0.0375</text:p>
          </table:table-cell>
          <table:table-cell table:formula="of:=IF([.D65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" calcext:value-type="float">
            <text:p>0.04</text:p>
          </table:table-cell>
          <table:table-cell office:value-type="float" office:value="0.1429" calcext:value-type="float">
            <text:p>0.1429</text:p>
          </table:table-cell>
          <table:table-cell table:formula="of:=[.C66]-[.B66]" office:value-type="float" office:value="0.1029" calcext:value-type="float">
            <text:p>0.1029</text:p>
          </table:table-cell>
          <table:table-cell table:formula="of:=IF([.D66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667" calcext:value-type="float">
            <text:p>0.0667</text:p>
          </table:table-cell>
          <table:table-cell table:formula="of:=[.C67]-[.B67]" office:value-type="float" office:value="-0.0047" calcext:value-type="float">
            <text:p>-0.0047</text:p>
          </table:table-cell>
          <table:table-cell table:formula="of:=IF([.D67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12" calcext:value-type="float">
            <text:p>0.0312</text:p>
          </table:table-cell>
          <table:table-cell table:formula="of:=[.C68]-[.B68]" office:value-type="float" office:value="-0.0105" calcext:value-type="float">
            <text:p>-0.0105</text:p>
          </table:table-cell>
          <table:table-cell table:formula="of:=IF([.D68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" calcext:value-type="float">
            <text:p>0.0017</text:p>
          </table:table-cell>
          <table:table-cell table:formula="of:=[.C69]-[.B69]" office:value-type="float" office:value="-0.0008" calcext:value-type="float">
            <text:p>-0.0008</text:p>
          </table:table-cell>
          <table:table-cell table:formula="of:=IF([.D69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C70]-[.B70]" office:value-type="float" office:value="0" calcext:value-type="float">
            <text:p>0</text:p>
          </table:table-cell>
          <table:table-cell table:formula="of:=IF([.D70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-[.B71]" office:value-type="float" office:value="0" calcext:value-type="float">
            <text:p>0</text:p>
          </table:table-cell>
          <table:table-cell table:formula="of:=IF([.D71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23" calcext:value-type="float">
            <text:p>0.0123</text:p>
          </table:table-cell>
          <table:table-cell table:formula="of:=[.C72]-[.B72]" office:value-type="float" office:value="0.0052" calcext:value-type="float">
            <text:p>0.0052</text:p>
          </table:table-cell>
          <table:table-cell table:formula="of:=IF([.D72]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3]-[.B73]" office:value-type="float" office:value="0" calcext:value-type="float">
            <text:p>0</text:p>
          </table:table-cell>
          <table:table-cell table:formula="of:=IF([.D73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" calcext:value-type="float">
            <text:p>0.1</text:p>
          </table:table-cell>
          <table:table-cell table:formula="of:=[.C74]-[.B74]" office:value-type="float" office:value="-0.0429" calcext:value-type="float">
            <text:p>-0.0429</text:p>
          </table:table-cell>
          <table:table-cell table:formula="of:=IF([.D74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C75]-[.B75]" office:value-type="float" office:value="0" calcext:value-type="float">
            <text:p>0</text:p>
          </table:table-cell>
          <table:table-cell table:formula="of:=IF([.D75]&gt;0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6" calcext:value-type="float">
            <text:p>0.0026</text:p>
          </table:table-cell>
          <table:table-cell table:formula="of:=[.C76]-[.B76]" office:value-type="float" office:value="-0.0009" calcext:value-type="float">
            <text:p>-0.0009</text:p>
          </table:table-cell>
          <table:table-cell table:formula="of:=IF([.D76]&gt;0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2:.E76])" office:value-type="float" office:value="21" calcext:value-type="float">
            <text:p>21</text:p>
          </table:table-cell>
        </table:table-row>
      </table:table>
      <table:table table:name="NP04" table:style-name="ta1">
        <table:shapes>
          <draw:frame draw:z-index="0" draw:style-name="gr1" draw:text-style-name="P1" svg:width="159.99mm" svg:height="89.99mm" svg:x="125.19mm" svg:y="225.98mm">
            <draw:object draw:notify-on-update-of-ranges="NP04.A2:NP04.A76 NP04.B1:NP04.B1 NP04.B2:NP04.B76 NP04.C1:NP04.C1 NP04.C2:NP04.C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Queries</text:p>
          </table:table-cell>
          <table:table-cell table:style-name="ce1" office:value-type="string" calcext:value-type="string">
            <text:p>Without QE</text:p>
          </table:table-cell>
          <table:table-cell table:style-name="ce1" office:value-type="string" calcext:value-type="string">
            <text:p>With Q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0833" calcext:value-type="float">
            <text:p>0.08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.1667" calcext:value-type="float">
            <text:p>0.16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.1667" calcext:value-type="float">
            <text:p>0.16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" calcext:value-type="float">
            <text:p>0.1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TD04" table:style-name="ta1">
        <table:shapes>
          <draw:frame draw:z-index="0" draw:style-name="gr1" draw:text-style-name="P1" svg:width="159.99mm" svg:height="89.99mm" svg:x="147.21mm" svg:y="239mm">
            <draw:object draw:notify-on-update-of-ranges="TD04.A2:TD04.A76 TD04.B1:TD04.B1 TD04.B2:TD04.B76 TD04.C1:TD04.C1 TD04.C2:TD04.C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16.1mm" svg:y="275.47mm">
            <draw:object draw:notify-on-update-of-ranges="NP04.A2:NP04.A76 NP04.B1:NP04.B1 NP04.B2:NP04.B76 NP04.C1:NP04.C1 NP04.C2:NP04.C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5mm" svg:x="248.36mm" svg:y="374.81mm">
            <draw:object draw:notify-on-update-of-ranges="HP04.A2:HP04.A76 HP04.B1:HP04.B1 HP04.B2:HP04.B76 HP04.C1:HP04.C1 HP04.C2:HP04.C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Queries</text:p>
          </table:table-cell>
          <table:table-cell table:style-name="ce1" office:value-type="string" calcext:value-type="string">
            <text:p>Without QE</text:p>
          </table:table-cell>
          <table:table-cell table:style-name="ce1" office:value-type="string" calcext:value-type="string">
            <text:p>With Q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428" calcext:value-type="float">
            <text:p>0.1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882" calcext:value-type="float">
            <text:p>0.1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65" calcext:value-type="float">
            <text:p>0.1865</text:p>
          </table:table-cell>
          <table:table-cell office:value-type="float" office:value="0.1927" calcext:value-type="float">
            <text:p>0.19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4" calcext:value-type="float">
            <text:p>0.04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.0022" calcext:value-type="float">
            <text:p>0.00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2905" calcext:value-type="float">
            <text:p>0.2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3363" calcext:value-type="float">
            <text:p>0.33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193" calcext:value-type="float">
            <text:p>0.2193</text:p>
          </table:table-cell>
          <table:table-cell office:value-type="float" office:value="0.2571" calcext:value-type="float">
            <text:p>0.25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613" calcext:value-type="float">
            <text:p>0.16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11" calcext:value-type="float">
            <text:p>0.06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2821" calcext:value-type="float">
            <text:p>0.28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68" calcext:value-type="float">
            <text:p>0.40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913" calcext:value-type="float">
            <text:p>0.09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551" calcext:value-type="float">
            <text:p>0.05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899" calcext:value-type="float">
            <text:p>0.08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666" calcext:value-type="float">
            <text:p>0.16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443" calcext:value-type="float">
            <text:p>0.1443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0mm" svg:y="185.4mm">
            <draw:object draw:notify-on-update-of-ranges="TD04.A2:TD04.A76 TD04.B1:TD04.B1 TD04.B2:TD04.B76 TD04.C1:TD04.C1 TD04.C2:TD04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0mm" svg:y="90.66mm">
            <draw:object draw:notify-on-update-of-ranges="NP04.A2:NP04.A76 NP04.B1:NP04.B1 NP04.B2:NP04.B76 NP04.C1:NP04.C1 NP04.C2:NP04.C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7mm" svg:height="90.05mm" svg:x="0.01mm" svg:y="-0.01mm">
            <draw:object draw:notify-on-update-of-ranges="HP04.A2:HP04.A76 HP04.B1:HP04.B1 HP04.B2:HP04.B76 HP04.C1:HP04.C1 HP04.C2:HP04.C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HP04.A1:HP04.C1048576">
          <table:sort>
            <table:sort-by table:field-number="0" table:data-type="automatic"/>
          </table:sort>
        </table:database-range>
        <table:database-range table:name="__Anonymous_Sheet_DB__2" table:target-range-address="NP04.A1:NP04.C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2:39:04.176445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28:25.523977777</meta:creation-date>
    <dc:date>2019-02-15T13:53:41.069348677</dc:date>
    <meta:editing-duration>PT1H23M5S</meta:editing-duration>
    <meta:editing-cycles>16</meta:editing-cycles>
    <meta:generator>LibreOffice/6.0.7.3$Linux_X86_64 LibreOffice_project/00m0$Build-3</meta:generator>
    <meta:document-statistic meta:table-count="5" meta:cell-count="104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1.698cm" svg:y="0.315cm" chart:style-name="ch2">
          <text:p>Histogram Graph Comparing NP2 Model with Query Expansion
and without Query Expansion for HP04 topics set</text:p>
        </chart:title>
        <chart:legend chart:legend-position="end" svg:x="13.47cm" svg:y="3.955cm" style:legend-expansion="high" chart:style-name="ch3"/>
        <chart:plot-area chart:style-name="ch4" table:cell-range-address="HP04.A1:HP04.C76" chart:data-source-has-labels="both" svg:x="1.33cm" svg:y="1.778cm" svg:width="11.821cm" svg:height="6.067cm">
          <chartooo:coordinate-region svg:x="2.057cm" svg:y="1.899cm" svg:width="11.094cm" svg:height="4.943cm"/>
          <chart:axis chart:dimension="x" chart:name="primary-x" chart:style-name="ch5" chartooo:axis-type="auto">
            <chartooo:date-scale/>
            <chart:title svg:x="6.614cm" svg:y="8.025cm" chart:style-name="ch6">
              <text:p>Query #</text:p>
            </chart:title>
            <chart:categories table:cell-range-address="HP04.A2:HP04.A76"/>
          </chart:axis>
          <chart:axis chart:dimension="y" chart:name="primary-y" chart:style-name="ch7">
            <chart:title svg:x="0.451cm" svg:y="5.212cm" chart:style-name="ch8">
              <text:p>MAP</text:p>
            </chart:title>
            <chart:grid chart:style-name="ch9" chart:class="major"/>
          </chart:axis>
          <chart:series chart:style-name="ch10" chart:values-cell-range-address="HP04.B2:HP04.B76" chart:label-cell-address="HP04.B1:HP04.B1" chart:class="chart:bar">
            <chart:data-point chart:repeated="75"/>
          </chart:series>
          <chart:series chart:style-name="ch11" chart:values-cell-range-address="HP04.C2:HP04.C76" chart:label-cell-address="HP04.C1:HP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HP04.B1:HP04.B1</svg:desc>
                </draw:g>
              </table:table-cell>
              <table:table-cell office:value-type="string">
                <text:p>With QE</text:p>
                <draw:g>
                  <svg:desc>HP04.C1:HP04.C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P04.A2:HP04.A76</svg:desc>
                </draw:g>
              </table:table-cell>
              <table:table-cell office:value-type="float" office:value="0.0179">
                <text:p>0.0179</text:p>
                <draw:g>
                  <svg:desc>HP04.B2:HP04.B76</svg:desc>
                </draw:g>
              </table:table-cell>
              <table:table-cell office:value-type="float" office:value="0.0079">
                <text:p>0.0079</text:p>
                <draw:g>
                  <svg:desc>HP04.C2:HP04.C7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29">
                <text:p>0.1429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52">
                <text:p>0.0452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65">
                <text:p>0.006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9">
                <text:p>0.001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93">
                <text:p>0.009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42">
                <text:p>0.0542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76">
                <text:p>0.007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76">
                <text:p>0.04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5">
                <text:p>0.006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66">
                <text:p>0.0066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333">
                <text:p>0.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5">
                <text:p>0.125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169">
                <text:p>0.0169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11">
                <text:p>0.0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59">
                <text:p>0.0159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68">
                <text:p>0.006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588">
                <text:p>0.0588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33">
                <text:p>0.0233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15">
                <text:p>0.021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769">
                <text:p>0.0769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833">
                <text:p>0.08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667">
                <text:p>0.1667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714">
                <text:p>0.0714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667">
                <text:p>0.1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97">
                <text:p>0.009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429">
                <text:p>0.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1">
                <text:p>0.011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227">
                <text:p>0.0227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87">
                <text:p>0.008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263">
                <text:p>0.026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175">
                <text:p>0.0175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385">
                <text:p>0.0385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388">
                <text:p>0.0388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714">
                <text:p>0.0714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417">
                <text:p>0.0417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25">
                <text:p>0.00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71">
                <text:p>0.007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429">
                <text:p>0.14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5">
                <text:p>0.0035</text:p>
              </table:table-cell>
              <table:table-cell office:value-type="float" office:value="0.0026">
                <text:p>0.0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76cm" svg:y="0.315cm" chart:style-name="ch2">
          <text:p>Histogram Graph Comparing NP2 Model with Query Expansionand 
without Query Expansion for NP04 topics set</text:p>
        </chart:title>
        <chart:legend chart:legend-position="end" svg:x="13.472cm" svg:y="3.952cm" style:legend-expansion="high" chart:style-name="ch3"/>
        <chart:plot-area chart:style-name="ch4" table:cell-range-address="NP04.A1:NP04.C76" chart:data-source-has-labels="both" svg:x="1.331cm" svg:y="1.778cm" svg:width="11.821cm" svg:height="6.061cm">
          <chartooo:coordinate-region svg:x="2.058cm" svg:y="1.899cm" svg:width="11.094cm" svg:height="4.937cm"/>
          <chart:axis chart:dimension="x" chart:name="primary-x" chart:style-name="ch5" chartooo:axis-type="auto">
            <chartooo:date-scale/>
            <chart:title svg:x="6.615cm" svg:y="8.019cm" chart:style-name="ch6">
              <text:p>Query #</text:p>
            </chart:title>
            <chart:categories table:cell-range-address="NP04.A2:NP04.A76"/>
          </chart:axis>
          <chart:axis chart:dimension="y" chart:name="primary-y" chart:style-name="ch7">
            <chart:title svg:x="0.451cm" svg:y="5.209cm" chart:style-name="ch8">
              <text:p>MAP</text:p>
            </chart:title>
            <chart:grid chart:style-name="ch9" chart:class="major"/>
          </chart:axis>
          <chart:series chart:style-name="ch10" chart:values-cell-range-address="NP04.B2:NP04.B76" chart:label-cell-address="NP04.B1:NP04.B1" chart:class="chart:bar">
            <chart:data-point chart:repeated="75"/>
          </chart:series>
          <chart:series chart:style-name="ch11" chart:values-cell-range-address="NP04.C2:NP04.C76" chart:label-cell-address="NP04.C1:NP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NP04.B1:NP04.B1</svg:desc>
                </draw:g>
              </table:table-cell>
              <table:table-cell office:value-type="string">
                <text:p>With QE</text:p>
                <draw:g>
                  <svg:desc>NP04.C1:NP04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P04.A2:NP04.A76</svg:desc>
                </draw:g>
              </table:table-cell>
              <table:table-cell office:value-type="float" office:value="1">
                <text:p>1</text:p>
                <draw:g>
                  <svg:desc>NP04.B2:NP04.B76</svg:desc>
                </draw:g>
              </table:table-cell>
              <table:table-cell office:value-type="float" office:value="1">
                <text:p>1</text:p>
                <draw:g>
                  <svg:desc>NP04.C2:NP04.C7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2">
                <text:p>0.014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67">
                <text:p>0.1667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56">
                <text:p>0.0556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59">
                <text:p>0.1059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3">
                <text:p>0.005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76">
                <text:p>0.007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29">
                <text:p>0.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64">
                <text:p>0.0164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33">
                <text:p>0.0833</text:p>
              </table:table-cell>
              <table:table-cell office:value-type="float" office:value="0.0833">
                <text:p>0.083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833">
                <text:p>0.0833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714">
                <text:p>0.0714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33">
                <text:p>0.0833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263">
                <text:p>0.026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71">
                <text:p>0.007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33">
                <text:p>0.03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417">
                <text:p>0.041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24">
                <text:p>0.002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03">
                <text:p>0.0303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72">
                <text:p>0.0172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625">
                <text:p>0.062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1">
                <text:p>0.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159">
                <text:p>0.0159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909">
                <text:p>0.0909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76cm" svg:y="0.315cm" chart:style-name="ch2">
          <text:p>Histogram Graph Comparing NP2 Model with Query Expansionand 
without Query Expansion for TD04 topics set</text:p>
        </chart:title>
        <chart:legend chart:legend-position="end" svg:x="13.472cm" svg:y="3.952cm" style:legend-expansion="high" chart:style-name="ch3"/>
        <chart:plot-area chart:style-name="ch4" table:cell-range-address="TD04.A1:TD04.C76" chart:data-source-has-labels="both" svg:x="1.331cm" svg:y="1.778cm" svg:width="11.821cm" svg:height="6.061cm">
          <chartooo:coordinate-region svg:x="2.243cm" svg:y="1.899cm" svg:width="10.909cm" svg:height="4.937cm"/>
          <chart:axis chart:dimension="x" chart:name="primary-x" chart:style-name="ch5" chartooo:axis-type="auto">
            <chartooo:date-scale/>
            <chart:title svg:x="6.615cm" svg:y="8.019cm" chart:style-name="ch6">
              <text:p>Query #</text:p>
            </chart:title>
            <chart:categories table:cell-range-address="TD04.A2:TD04.A76"/>
          </chart:axis>
          <chart:axis chart:dimension="y" chart:name="primary-y" chart:style-name="ch7">
            <chart:title svg:x="0.451cm" svg:y="5.209cm" chart:style-name="ch8">
              <text:p>MAP</text:p>
            </chart:title>
            <chart:grid chart:style-name="ch9" chart:class="major"/>
          </chart:axis>
          <chart:series chart:style-name="ch10" chart:values-cell-range-address="TD04.B2:TD04.B76" chart:label-cell-address="TD04.B1:TD04.B1" chart:class="chart:bar">
            <chart:data-point chart:repeated="75"/>
          </chart:series>
          <chart:series chart:style-name="ch11" chart:values-cell-range-address="TD04.C2:TD04.C76" chart:label-cell-address="TD04.C1:TD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TD04.B1:TD04.B1</svg:desc>
                </draw:g>
              </table:table-cell>
              <table:table-cell office:value-type="string">
                <text:p>With QE</text:p>
                <draw:g>
                  <svg:desc>TD04.C1:TD04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D04.A2:TD04.A76</svg:desc>
                </draw:g>
              </table:table-cell>
              <table:table-cell office:value-type="float" office:value="0.1923">
                <text:p>0.1923</text:p>
                <draw:g>
                  <svg:desc>TD04.B2:TD04.B76</svg:desc>
                </draw:g>
              </table:table-cell>
              <table:table-cell office:value-type="float" office:value="0.1428">
                <text:p>0.1428</text:p>
                <draw:g>
                  <svg:desc>TD04.C2:TD04.C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55">
                <text:p>0.1755</text:p>
              </table:table-cell>
              <table:table-cell office:value-type="float" office:value="0.1882">
                <text:p>0.18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77">
                <text:p>0.067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4">
                <text:p>0.016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865">
                <text:p>0.1865</text:p>
              </table:table-cell>
              <table:table-cell office:value-type="float" office:value="0.1927">
                <text:p>0.19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9">
                <text:p>0.067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98">
                <text:p>0.0198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52">
                <text:p>0.0252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89">
                <text:p>0.0489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">
                <text:p>0.00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5">
                <text:p>0.05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9">
                <text:p>0.019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492">
                <text:p>0.1492</text:p>
              </table:table-cell>
              <table:table-cell office:value-type="float" office:value="0.1471">
                <text:p>0.14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2">
                <text:p>0.001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785">
                <text:p>0.0785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404">
                <text:p>0.040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445">
                <text:p>0.0445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328">
                <text:p>0.0328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05">
                <text:p>0.050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4">
                <text:p>0.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691">
                <text:p>0.0691</text:p>
              </table:table-cell>
              <table:table-cell office:value-type="float" office:value="0.1023">
                <text:p>0.10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03">
                <text:p>0.0203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156">
                <text:p>0.0156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01">
                <text:p>0.030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781">
                <text:p>0.3781</text:p>
              </table:table-cell>
              <table:table-cell office:value-type="float" office:value="0.2905">
                <text:p>0.29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4">
                <text:p>0.003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543">
                <text:p>0.254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076">
                <text:p>0.3076</text:p>
              </table:table-cell>
              <table:table-cell office:value-type="float" office:value="0.3363">
                <text:p>0.33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139">
                <text:p>0.013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193">
                <text:p>0.2193</text:p>
              </table:table-cell>
              <table:table-cell office:value-type="float" office:value="0.2571">
                <text:p>0.257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08">
                <text:p>0.01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396">
                <text:p>0.1396</text:p>
              </table:table-cell>
              <table:table-cell office:value-type="float" office:value="0.1613">
                <text:p>0.161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273">
                <text:p>0.027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512">
                <text:p>0.0512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245">
                <text:p>0.0245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4">
                <text:p>0.00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178">
                <text:p>0.017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29">
                <text:p>0.0029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925">
                <text:p>0.092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292">
                <text:p>0.0292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144">
                <text:p>0.014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526">
                <text:p>0.0526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276">
                <text:p>0.027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9">
                <text:p>0.039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59">
                <text:p>0.005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58">
                <text:p>0.058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671">
                <text:p>0.0671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298">
                <text:p>0.029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533">
                <text:p>0.0533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899">
                <text:p>0.0899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284">
                <text:p>0.028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405">
                <text:p>0.0405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46">
                <text:p>0.0246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627">
                <text:p>0.0627</text:p>
              </table:table-cell>
              <table:table-cell office:value-type="float" office:value="0.0595">
                <text:p>0.05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547">
                <text:p>0.2547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15">
                <text:p>0.001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6">
                <text:p>0.000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284">
                <text:p>0.028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095">
                <text:p>0.4095</text:p>
              </table:table-cell>
              <table:table-cell office:value-type="float" office:value="0.4068">
                <text:p>0.406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561">
                <text:p>0.0561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907">
                <text:p>0.0907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94">
                <text:p>0.009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602">
                <text:p>0.0602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69">
                <text:p>0.0069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922">
                <text:p>0.0922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4">
                <text:p>0.001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47">
                <text:p>0.047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181">
                <text:p>0.0181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47">
                <text:p>0.02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981">
                <text:p>0.0981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377">
                <text:p>0.0377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782">
                <text:p>0.1782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1754">
                <text:p>0.1754</text:p>
              </table:table-cell>
              <table:table-cell office:value-type="float" office:value="0.1443">
                <text:p>0.1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76cm" svg:y="0.315cm" chart:style-name="ch2">
          <text:p>Histogram Graph Comparing NP2 Model with Query Expansionand 
without Query Expansion for TD04 topics set</text:p>
        </chart:title>
        <chart:legend chart:legend-position="end" svg:x="13.472cm" svg:y="3.952cm" style:legend-expansion="high" chart:style-name="ch3"/>
        <chart:plot-area chart:style-name="ch4" table:cell-range-address="TD04.A1:TD04.C76" chart:data-source-has-labels="both" svg:x="1.331cm" svg:y="1.778cm" svg:width="11.821cm" svg:height="6.061cm">
          <chartooo:coordinate-region svg:x="2.243cm" svg:y="1.899cm" svg:width="10.909cm" svg:height="4.937cm"/>
          <chart:axis chart:dimension="x" chart:name="primary-x" chart:style-name="ch5" chartooo:axis-type="auto">
            <chartooo:date-scale/>
            <chart:title svg:x="6.615cm" svg:y="8.019cm" chart:style-name="ch6">
              <text:p>Query #</text:p>
            </chart:title>
            <chart:categories table:cell-range-address="TD04.A2:TD04.A76"/>
          </chart:axis>
          <chart:axis chart:dimension="y" chart:name="primary-y" chart:style-name="ch7">
            <chart:title svg:x="0.451cm" svg:y="5.209cm" chart:style-name="ch8">
              <text:p>MAP</text:p>
            </chart:title>
            <chart:grid chart:style-name="ch9" chart:class="major"/>
          </chart:axis>
          <chart:series chart:style-name="ch10" chart:values-cell-range-address="TD04.B2:TD04.B76" chart:label-cell-address="TD04.B1:TD04.B1" chart:class="chart:bar">
            <chart:data-point chart:repeated="75"/>
          </chart:series>
          <chart:series chart:style-name="ch11" chart:values-cell-range-address="TD04.C2:TD04.C76" chart:label-cell-address="TD04.C1:TD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TD04.B1:TD04.B1</svg:desc>
                </draw:g>
              </table:table-cell>
              <table:table-cell office:value-type="string">
                <text:p>With QE</text:p>
                <draw:g>
                  <svg:desc>TD04.C1:TD04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D04.A2:TD04.A76</svg:desc>
                </draw:g>
              </table:table-cell>
              <table:table-cell office:value-type="float" office:value="0.1923">
                <text:p>0.1923</text:p>
                <draw:g>
                  <svg:desc>TD04.B2:TD04.B76</svg:desc>
                </draw:g>
              </table:table-cell>
              <table:table-cell office:value-type="float" office:value="0.1428">
                <text:p>0.1428</text:p>
                <draw:g>
                  <svg:desc>TD04.C2:TD04.C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55">
                <text:p>0.1755</text:p>
              </table:table-cell>
              <table:table-cell office:value-type="float" office:value="0.1882">
                <text:p>0.18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77">
                <text:p>0.067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9">
                <text:p>0.0059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4">
                <text:p>0.016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865">
                <text:p>0.1865</text:p>
              </table:table-cell>
              <table:table-cell office:value-type="float" office:value="0.1927">
                <text:p>0.19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9">
                <text:p>0.067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98">
                <text:p>0.0198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252">
                <text:p>0.0252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89">
                <text:p>0.0489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">
                <text:p>0.004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5">
                <text:p>0.05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19">
                <text:p>0.019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492">
                <text:p>0.1492</text:p>
              </table:table-cell>
              <table:table-cell office:value-type="float" office:value="0.1471">
                <text:p>0.14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12">
                <text:p>0.001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785">
                <text:p>0.0785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404">
                <text:p>0.040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445">
                <text:p>0.0445</text:p>
              </table:table-cell>
              <table:table-cell office:value-type="float" office:value="0.0711">
                <text:p>0.07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328">
                <text:p>0.0328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05">
                <text:p>0.050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4">
                <text:p>0.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2">
                <text:p>0.0022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691">
                <text:p>0.0691</text:p>
              </table:table-cell>
              <table:table-cell office:value-type="float" office:value="0.1023">
                <text:p>0.10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03">
                <text:p>0.0203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156">
                <text:p>0.0156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01">
                <text:p>0.030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781">
                <text:p>0.3781</text:p>
              </table:table-cell>
              <table:table-cell office:value-type="float" office:value="0.2905">
                <text:p>0.29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4">
                <text:p>0.003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543">
                <text:p>0.254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076">
                <text:p>0.3076</text:p>
              </table:table-cell>
              <table:table-cell office:value-type="float" office:value="0.3363">
                <text:p>0.33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139">
                <text:p>0.0139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193">
                <text:p>0.2193</text:p>
              </table:table-cell>
              <table:table-cell office:value-type="float" office:value="0.2571">
                <text:p>0.257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08">
                <text:p>0.01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396">
                <text:p>0.1396</text:p>
              </table:table-cell>
              <table:table-cell office:value-type="float" office:value="0.1613">
                <text:p>0.161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273">
                <text:p>0.027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512">
                <text:p>0.0512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245">
                <text:p>0.0245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4">
                <text:p>0.00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178">
                <text:p>0.017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29">
                <text:p>0.0029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925">
                <text:p>0.092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292">
                <text:p>0.0292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144">
                <text:p>0.014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526">
                <text:p>0.0526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276">
                <text:p>0.027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9">
                <text:p>0.039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59">
                <text:p>0.0059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58">
                <text:p>0.058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671">
                <text:p>0.0671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298">
                <text:p>0.029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533">
                <text:p>0.0533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899">
                <text:p>0.0899</text:p>
              </table:table-cell>
              <table:table-cell office:value-type="float" office:value="0.0862">
                <text:p>0.08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284">
                <text:p>0.028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405">
                <text:p>0.0405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46">
                <text:p>0.0246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627">
                <text:p>0.0627</text:p>
              </table:table-cell>
              <table:table-cell office:value-type="float" office:value="0.0595">
                <text:p>0.05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547">
                <text:p>0.2547</text:p>
              </table:table-cell>
              <table:table-cell office:value-type="float" office:value="0.2821">
                <text:p>0.282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15">
                <text:p>0.001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6">
                <text:p>0.000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284">
                <text:p>0.028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095">
                <text:p>0.4095</text:p>
              </table:table-cell>
              <table:table-cell office:value-type="float" office:value="0.4068">
                <text:p>0.406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561">
                <text:p>0.0561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907">
                <text:p>0.0907</text:p>
              </table:table-cell>
              <table:table-cell office:value-type="float" office:value="0.0913">
                <text:p>0.091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94">
                <text:p>0.009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602">
                <text:p>0.0602</text:p>
              </table:table-cell>
              <table:table-cell office:value-type="float" office:value="0.0551">
                <text:p>0.055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69">
                <text:p>0.0069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922">
                <text:p>0.0922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4">
                <text:p>0.001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47">
                <text:p>0.047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181">
                <text:p>0.0181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47">
                <text:p>0.02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981">
                <text:p>0.0981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377">
                <text:p>0.0377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782">
                <text:p>0.1782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1754">
                <text:p>0.1754</text:p>
              </table:table-cell>
              <table:table-cell office:value-type="float" office:value="0.1443">
                <text:p>0.14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76cm" svg:y="0.315cm" chart:style-name="ch2">
          <text:p>Histogram Graph Comparing NP2 Model with Query Expansionand 
without Query Expansion for NP04 topics set</text:p>
        </chart:title>
        <chart:legend chart:legend-position="end" svg:x="13.472cm" svg:y="3.952cm" style:legend-expansion="high" chart:style-name="ch3"/>
        <chart:plot-area chart:style-name="ch4" table:cell-range-address="NP04.A1:NP04.C76" chart:data-source-has-labels="both" svg:x="1.331cm" svg:y="1.778cm" svg:width="11.821cm" svg:height="6.061cm">
          <chartooo:coordinate-region svg:x="2.058cm" svg:y="1.899cm" svg:width="11.094cm" svg:height="4.937cm"/>
          <chart:axis chart:dimension="x" chart:name="primary-x" chart:style-name="ch5" chartooo:axis-type="auto">
            <chartooo:date-scale/>
            <chart:title svg:x="6.615cm" svg:y="8.019cm" chart:style-name="ch6">
              <text:p>Query #</text:p>
            </chart:title>
            <chart:categories table:cell-range-address="NP04.A2:NP04.A76"/>
          </chart:axis>
          <chart:axis chart:dimension="y" chart:name="primary-y" chart:style-name="ch7">
            <chart:title svg:x="0.451cm" svg:y="5.209cm" chart:style-name="ch8">
              <text:p>MAP</text:p>
            </chart:title>
            <chart:grid chart:style-name="ch9" chart:class="major"/>
          </chart:axis>
          <chart:series chart:style-name="ch10" chart:values-cell-range-address="NP04.B2:NP04.B76" chart:label-cell-address="NP04.B1:NP04.B1" chart:class="chart:bar">
            <chart:data-point chart:repeated="75"/>
          </chart:series>
          <chart:series chart:style-name="ch11" chart:values-cell-range-address="NP04.C2:NP04.C76" chart:label-cell-address="NP04.C1:NP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NP04.B1:NP04.B1</svg:desc>
                </draw:g>
              </table:table-cell>
              <table:table-cell office:value-type="string">
                <text:p>With QE</text:p>
                <draw:g>
                  <svg:desc>NP04.C1:NP04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P04.A2:NP04.A76</svg:desc>
                </draw:g>
              </table:table-cell>
              <table:table-cell office:value-type="float" office:value="1">
                <text:p>1</text:p>
                <draw:g>
                  <svg:desc>NP04.B2:NP04.B76</svg:desc>
                </draw:g>
              </table:table-cell>
              <table:table-cell office:value-type="float" office:value="1">
                <text:p>1</text:p>
                <draw:g>
                  <svg:desc>NP04.C2:NP04.C7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2">
                <text:p>0.014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67">
                <text:p>0.1667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56">
                <text:p>0.0556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59">
                <text:p>0.1059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3">
                <text:p>0.005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76">
                <text:p>0.007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29">
                <text:p>0.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64">
                <text:p>0.0164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33">
                <text:p>0.0833</text:p>
              </table:table-cell>
              <table:table-cell office:value-type="float" office:value="0.0833">
                <text:p>0.083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833">
                <text:p>0.0833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714">
                <text:p>0.0714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33">
                <text:p>0.0833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263">
                <text:p>0.026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71">
                <text:p>0.007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33">
                <text:p>0.03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417">
                <text:p>0.041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24">
                <text:p>0.002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03">
                <text:p>0.0303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72">
                <text:p>0.0172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625">
                <text:p>0.062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1">
                <text:p>0.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159">
                <text:p>0.0159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909">
                <text:p>0.0909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1.698cm" svg:y="0.315cm" chart:style-name="ch2">
          <text:p>Histogram Graph Comparing NP2 Model with Query Expansion
and without Query Expansion for HP04 topics set</text:p>
        </chart:title>
        <chart:legend chart:legend-position="end" svg:x="13.47cm" svg:y="3.955cm" style:legend-expansion="high" chart:style-name="ch3"/>
        <chart:plot-area chart:style-name="ch4" table:cell-range-address="HP04.A1:HP04.C76" chart:data-source-has-labels="both" svg:x="1.33cm" svg:y="1.778cm" svg:width="11.821cm" svg:height="6.067cm">
          <chartooo:coordinate-region svg:x="2.057cm" svg:y="1.899cm" svg:width="11.094cm" svg:height="4.943cm"/>
          <chart:axis chart:dimension="x" chart:name="primary-x" chart:style-name="ch5" chartooo:axis-type="auto">
            <chartooo:date-scale/>
            <chart:title svg:x="6.614cm" svg:y="8.025cm" chart:style-name="ch6">
              <text:p>Query #</text:p>
            </chart:title>
            <chart:categories table:cell-range-address="HP04.A2:HP04.A76"/>
          </chart:axis>
          <chart:axis chart:dimension="y" chart:name="primary-y" chart:style-name="ch7">
            <chart:title svg:x="0.451cm" svg:y="5.212cm" chart:style-name="ch8">
              <text:p>MAP</text:p>
            </chart:title>
            <chart:grid chart:style-name="ch9" chart:class="major"/>
          </chart:axis>
          <chart:series chart:style-name="ch10" chart:values-cell-range-address="HP04.B2:HP04.B76" chart:label-cell-address="HP04.B1:HP04.B1" chart:class="chart:bar">
            <chart:data-point chart:repeated="75"/>
          </chart:series>
          <chart:series chart:style-name="ch11" chart:values-cell-range-address="HP04.C2:HP04.C76" chart:label-cell-address="HP04.C1:HP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HP04.B1:HP04.B1</svg:desc>
                </draw:g>
              </table:table-cell>
              <table:table-cell office:value-type="string">
                <text:p>With QE</text:p>
                <draw:g>
                  <svg:desc>HP04.C1:HP04.C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P04.A2:HP04.A76</svg:desc>
                </draw:g>
              </table:table-cell>
              <table:table-cell office:value-type="float" office:value="0.0179">
                <text:p>0.0179</text:p>
                <draw:g>
                  <svg:desc>HP04.B2:HP04.B76</svg:desc>
                </draw:g>
              </table:table-cell>
              <table:table-cell office:value-type="float" office:value="0.0079">
                <text:p>0.0079</text:p>
                <draw:g>
                  <svg:desc>HP04.C2:HP04.C7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29">
                <text:p>0.1429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52">
                <text:p>0.0452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65">
                <text:p>0.006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9">
                <text:p>0.001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93">
                <text:p>0.009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42">
                <text:p>0.0542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76">
                <text:p>0.007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76">
                <text:p>0.04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5">
                <text:p>0.006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66">
                <text:p>0.0066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333">
                <text:p>0.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5">
                <text:p>0.125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169">
                <text:p>0.0169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11">
                <text:p>0.0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59">
                <text:p>0.0159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68">
                <text:p>0.006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588">
                <text:p>0.0588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33">
                <text:p>0.0233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15">
                <text:p>0.021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769">
                <text:p>0.0769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833">
                <text:p>0.08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667">
                <text:p>0.1667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714">
                <text:p>0.0714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667">
                <text:p>0.1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97">
                <text:p>0.009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429">
                <text:p>0.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1">
                <text:p>0.011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227">
                <text:p>0.0227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87">
                <text:p>0.008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263">
                <text:p>0.026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175">
                <text:p>0.0175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385">
                <text:p>0.0385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388">
                <text:p>0.0388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714">
                <text:p>0.0714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417">
                <text:p>0.0417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25">
                <text:p>0.00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71">
                <text:p>0.007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429">
                <text:p>0.14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5">
                <text:p>0.0035</text:p>
              </table:table-cell>
              <table:table-cell office:value-type="float" office:value="0.0026">
                <text:p>0.00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76cm" svg:y="0.315cm" chart:style-name="ch2">
          <text:p>Histogram Graph Comparing NP2 Model with Query Expansionand 
without Query Expansion for NP04 topics set</text:p>
        </chart:title>
        <chart:legend chart:legend-position="end" svg:x="13.472cm" svg:y="3.952cm" style:legend-expansion="high" chart:style-name="ch3"/>
        <chart:plot-area chart:style-name="ch4" table:cell-range-address="NP04.A1:NP04.C76" chart:data-source-has-labels="both" svg:x="1.331cm" svg:y="1.778cm" svg:width="11.821cm" svg:height="6.061cm">
          <chartooo:coordinate-region svg:x="2.058cm" svg:y="1.899cm" svg:width="11.094cm" svg:height="4.937cm"/>
          <chart:axis chart:dimension="x" chart:name="primary-x" chart:style-name="ch5" chartooo:axis-type="auto">
            <chartooo:date-scale/>
            <chart:title svg:x="6.615cm" svg:y="8.019cm" chart:style-name="ch6">
              <text:p>Query #</text:p>
            </chart:title>
            <chart:categories table:cell-range-address="NP04.A2:NP04.A76"/>
          </chart:axis>
          <chart:axis chart:dimension="y" chart:name="primary-y" chart:style-name="ch7">
            <chart:title svg:x="0.451cm" svg:y="5.209cm" chart:style-name="ch8">
              <text:p>MAP</text:p>
            </chart:title>
            <chart:grid chart:style-name="ch9" chart:class="major"/>
          </chart:axis>
          <chart:series chart:style-name="ch10" chart:values-cell-range-address="NP04.B2:NP04.B76" chart:label-cell-address="NP04.B1:NP04.B1" chart:class="chart:bar">
            <chart:data-point chart:repeated="75"/>
          </chart:series>
          <chart:series chart:style-name="ch11" chart:values-cell-range-address="NP04.C2:NP04.C76" chart:label-cell-address="NP04.C1:NP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NP04.B1:NP04.B1</svg:desc>
                </draw:g>
              </table:table-cell>
              <table:table-cell office:value-type="string">
                <text:p>With QE</text:p>
                <draw:g>
                  <svg:desc>NP04.C1:NP04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P04.A2:NP04.A76</svg:desc>
                </draw:g>
              </table:table-cell>
              <table:table-cell office:value-type="float" office:value="1">
                <text:p>1</text:p>
                <draw:g>
                  <svg:desc>NP04.B2:NP04.B76</svg:desc>
                </draw:g>
              </table:table-cell>
              <table:table-cell office:value-type="float" office:value="1">
                <text:p>1</text:p>
                <draw:g>
                  <svg:desc>NP04.C2:NP04.C7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2">
                <text:p>0.0142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667">
                <text:p>0.1667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556">
                <text:p>0.0556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59">
                <text:p>0.1059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3">
                <text:p>0.005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76">
                <text:p>0.007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29">
                <text:p>0.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64">
                <text:p>0.0164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33">
                <text:p>0.0833</text:p>
              </table:table-cell>
              <table:table-cell office:value-type="float" office:value="0.0833">
                <text:p>0.083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833">
                <text:p>0.0833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714">
                <text:p>0.0714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33">
                <text:p>0.0833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263">
                <text:p>0.026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71">
                <text:p>0.007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33">
                <text:p>0.03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417">
                <text:p>0.0417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24">
                <text:p>0.002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03">
                <text:p>0.0303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667">
                <text:p>0.1667</text:p>
              </table:table-cell>
              <table:table-cell office:value-type="float" office:value="0.1667">
                <text:p>0.166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72">
                <text:p>0.0172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625">
                <text:p>0.062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1">
                <text:p>0.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159">
                <text:p>0.0159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909">
                <text:p>0.0909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1.698cm" svg:y="0.315cm" chart:style-name="ch2">
          <text:p>Histogram Graph Comparing NP2 Model with Query Expansion
and without Query Expansion for HP04 topics set</text:p>
        </chart:title>
        <chart:legend chart:legend-position="end" svg:x="13.47cm" svg:y="3.955cm" style:legend-expansion="high" chart:style-name="ch3"/>
        <chart:plot-area chart:style-name="ch4" table:cell-range-address="HP04.A1:HP04.C76" chart:data-source-has-labels="both" svg:x="1.33cm" svg:y="1.778cm" svg:width="11.821cm" svg:height="6.067cm">
          <chartooo:coordinate-region svg:x="2.057cm" svg:y="1.899cm" svg:width="11.094cm" svg:height="4.943cm"/>
          <chart:axis chart:dimension="x" chart:name="primary-x" chart:style-name="ch5" chartooo:axis-type="auto">
            <chartooo:date-scale/>
            <chart:title svg:x="6.614cm" svg:y="8.025cm" chart:style-name="ch6">
              <text:p>Query #</text:p>
            </chart:title>
            <chart:categories table:cell-range-address="HP04.A2:HP04.A76"/>
          </chart:axis>
          <chart:axis chart:dimension="y" chart:name="primary-y" chart:style-name="ch7">
            <chart:title svg:x="0.451cm" svg:y="5.212cm" chart:style-name="ch8">
              <text:p>MAP</text:p>
            </chart:title>
            <chart:grid chart:style-name="ch9" chart:class="major"/>
          </chart:axis>
          <chart:series chart:style-name="ch10" chart:values-cell-range-address="HP04.B2:HP04.B76" chart:label-cell-address="HP04.B1:HP04.B1" chart:class="chart:bar">
            <chart:data-point chart:repeated="75"/>
          </chart:series>
          <chart:series chart:style-name="ch11" chart:values-cell-range-address="HP04.C2:HP04.C76" chart:label-cell-address="HP04.C1:HP04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QE</text:p>
                <draw:g>
                  <svg:desc>HP04.B1:HP04.B1</svg:desc>
                </draw:g>
              </table:table-cell>
              <table:table-cell office:value-type="string">
                <text:p>With QE</text:p>
                <draw:g>
                  <svg:desc>HP04.C1:HP04.C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HP04.A2:HP04.A76</svg:desc>
                </draw:g>
              </table:table-cell>
              <table:table-cell office:value-type="float" office:value="0.0179">
                <text:p>0.0179</text:p>
                <draw:g>
                  <svg:desc>HP04.B2:HP04.B76</svg:desc>
                </draw:g>
              </table:table-cell>
              <table:table-cell office:value-type="float" office:value="0.0079">
                <text:p>0.0079</text:p>
                <draw:g>
                  <svg:desc>HP04.C2:HP04.C76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29">
                <text:p>0.1429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52">
                <text:p>0.0452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33">
                <text:p>0.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65">
                <text:p>0.006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9">
                <text:p>0.001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93">
                <text:p>0.0093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42">
                <text:p>0.0542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76">
                <text:p>0.007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76">
                <text:p>0.04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5">
                <text:p>0.006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66">
                <text:p>0.0066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333">
                <text:p>0.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25">
                <text:p>0.125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169">
                <text:p>0.0169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11">
                <text:p>0.01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59">
                <text:p>0.0159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68">
                <text:p>0.006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588">
                <text:p>0.0588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33">
                <text:p>0.0233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15">
                <text:p>0.0215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769">
                <text:p>0.0769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833">
                <text:p>0.08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667">
                <text:p>0.1667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714">
                <text:p>0.0714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667">
                <text:p>0.1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97">
                <text:p>0.009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429">
                <text:p>0.14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1">
                <text:p>0.011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227">
                <text:p>0.0227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87">
                <text:p>0.008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263">
                <text:p>0.026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175">
                <text:p>0.0175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385">
                <text:p>0.0385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388">
                <text:p>0.0388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714">
                <text:p>0.0714</text:p>
              </table:table-cell>
              <table:table-cell office:value-type="float" office:value="0.0667">
                <text:p>0.066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417">
                <text:p>0.0417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25">
                <text:p>0.00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71">
                <text:p>0.007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429">
                <text:p>0.14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35">
                <text:p>0.0035</text:p>
              </table:table-cell>
              <table:table-cell office:value-type="float" office:value="0.0026">
                <text:p>0.00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